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aef18"/>
    </style:style>
    <style:style style:name="P2" style:family="paragraph" style:parent-style-name="Standard">
      <style:text-properties officeooo:rsid="000aef18" officeooo:paragraph-rsid="000aef18"/>
    </style:style>
    <style:style style:name="P3" style:family="paragraph" style:parent-style-name="Standard">
      <style:text-properties officeooo:rsid="000be13a" officeooo:paragraph-rsid="000be13a"/>
    </style:style>
    <style:style style:name="P4" style:family="paragraph" style:parent-style-name="Standard">
      <style:text-properties officeooo:rsid="000cd1f3" officeooo:paragraph-rsid="000cd1f3"/>
    </style:style>
    <style:style style:name="P5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6" style:family="paragraph" style:parent-style-name="Standard">
      <style:text-properties fo:color="#d4d4d4" loext:opacity="100%" style:font-name="Consolas" fo:font-size="10.5pt" fo:font-weight="normal" officeooo:rsid="000dfe94" officeooo:paragraph-rsid="000dfe94" fo:background-color="#1e1e1e"/>
    </style:style>
    <style:style style:name="P7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8" style:family="paragraph" style:parent-style-name="Standard">
      <style:text-properties fo:color="#d4d4d4" loext:opacity="100%" officeooo:rsid="000ead86" officeooo:paragraph-rsid="000ead86" fo:background-color="#1e1e1e"/>
    </style:style>
    <style:style style:name="P9" style:family="paragraph" style:parent-style-name="Standard">
      <style:text-properties fo:color="#569cd6" loext:opacity="100%" style:font-name="Consolas" fo:font-size="10.5pt" fo:font-weight="normal" officeooo:paragraph-rsid="000aef18" fo:background-color="#1e1e1e"/>
    </style:style>
    <style:style style:name="P10" style:family="paragraph" style:parent-style-name="Standard">
      <style:text-properties fo:color="#569cd6" loext:opacity="100%" style:font-name="Consolas" fo:font-size="10.5pt" fo:font-weight="normal" officeooo:paragraph-rsid="000cd1f3" fo:background-color="#1e1e1e"/>
    </style:style>
    <style:style style:name="P11" style:family="paragraph" style:parent-style-name="Standard">
      <style:text-properties fo:color="#569cd6" loext:opacity="100%" style:font-name="Consolas" fo:font-size="10.5pt" fo:font-weight="normal" officeooo:rsid="000d3e92" officeooo:paragraph-rsid="000d3e92" fo:background-color="#1e1e1e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text-properties officeooo:paragraph-rsid="000cd1f3"/>
    </style:style>
    <style:style style:name="P14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e1e1e"/>
    </style:style>
    <style:style style:name="P15" style:family="paragraph" style:parent-style-name="Standard">
      <style:text-properties officeooo:rsid="000d3e92" officeooo:paragraph-rsid="000d3e92"/>
    </style:style>
    <style:style style:name="P16" style:family="paragraph" style:parent-style-name="Standard">
      <style:text-properties officeooo:rsid="000dfe94" officeooo:paragraph-rsid="000dfe94"/>
    </style:style>
    <style:style style:name="P17" style:family="paragraph" style:parent-style-name="Standard">
      <style:text-properties officeooo:rsid="000ead86" officeooo:paragraph-rsid="000ead86"/>
    </style:style>
    <style:style style:name="P18" style:family="paragraph" style:parent-style-name="Standard">
      <style:text-properties officeooo:rsid="000eb19e" officeooo:paragraph-rsid="000eb19e"/>
    </style:style>
    <style:style style:name="P19" style:family="paragraph" style:parent-style-name="Standard">
      <style:text-properties officeooo:rsid="001012cc" officeooo:paragraph-rsid="001012cc"/>
    </style:style>
    <style:style style:name="P20" style:family="paragraph" style:parent-style-name="Standard">
      <style:text-properties officeooo:rsid="001019a2" officeooo:paragraph-rsid="001019a2"/>
    </style:style>
    <style:style style:name="P21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22" style:family="paragraph" style:parent-style-name="Standard">
      <style:text-properties fo:color="#d4d4d4" loext:opacity="100%" officeooo:rsid="001019a2" officeooo:paragraph-rsid="001019a2" fo:background-color="#1e1e1e"/>
    </style:style>
    <style:style style:name="P23" style:family="paragraph" style:parent-style-name="Standard">
      <style:paragraph-properties style:line-height-at-least="0.503cm"/>
      <style:text-properties fo:color="#d4d4d4" loext:opacity="100%" officeooo:rsid="0018e92f" officeooo:paragraph-rsid="0018e92f" fo:background-color="#1e1e1e"/>
    </style:style>
    <style:style style:name="P24" style:family="paragraph" style:parent-style-name="Standard">
      <style:text-properties fo:color="#d4d4d4" loext:opacity="100%" officeooo:rsid="00198d9b" officeooo:paragraph-rsid="001b4d2b" fo:background-color="#1e1e1e"/>
    </style:style>
    <style:style style:name="P25" style:family="paragraph" style:parent-style-name="Standard">
      <style:text-properties fo:color="#d4d4d4" loext:opacity="100%" officeooo:rsid="001ea91a" officeooo:paragraph-rsid="001ea91a" fo:background-color="#1e1e1e"/>
    </style:style>
    <style:style style:name="P26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27" style:family="paragraph" style:parent-style-name="Standard">
      <style:text-properties fo:color="#d4d4d4" loext:opacity="100%" style:font-name="Consolas" fo:font-size="10.5pt" fo:font-weight="normal" officeooo:rsid="00198d9b" officeooo:paragraph-rsid="001bf6af" fo:background-color="#1e1e1e"/>
    </style:style>
    <style:style style:name="P28" style:family="paragraph" style:parent-style-name="Standard">
      <style:text-properties fo:color="#d4d4d4" loext:opacity="100%" style:font-name="Consolas" fo:font-size="10.5pt" fo:font-weight="normal" officeooo:rsid="001ea91a" officeooo:paragraph-rsid="001ea91a" fo:background-color="#1e1e1e"/>
    </style:style>
    <style:style style:name="P29" style:family="paragraph" style:parent-style-name="Standard">
      <style:text-properties officeooo:rsid="00115ecc" officeooo:paragraph-rsid="00115ecc"/>
    </style:style>
    <style:style style:name="P30" style:family="paragraph" style:parent-style-name="Standard">
      <style:text-properties officeooo:rsid="0012ee7e" officeooo:paragraph-rsid="0012ee7e"/>
    </style:style>
    <style:style style:name="P31" style:family="paragraph" style:parent-style-name="Standard">
      <style:paragraph-properties style:line-height-at-least="0.503cm"/>
      <style:text-properties fo:color="#569cd6" loext:opacity="100%" style:font-name="Consolas" fo:font-size="10.5pt" fo:font-weight="normal" fo:background-color="#1e1e1e"/>
    </style:style>
    <style:style style:name="P32" style:family="paragraph" style:parent-style-name="Standard">
      <style:text-properties fo:color="#569cd6" loext:opacity="100%" style:font-name="Consolas" fo:font-size="10.5pt" fo:font-weight="normal" officeooo:rsid="0012ee7e" officeooo:paragraph-rsid="0012ee7e" fo:background-color="#1e1e1e"/>
    </style:style>
    <style:style style:name="P33" style:family="paragraph" style:parent-style-name="Standard">
      <style:paragraph-properties style:line-height-at-least="0.503cm"/>
      <style:text-properties fo:color="#6a9955" loext:opacity="100%" fo:background-color="#1e1e1e"/>
    </style:style>
    <style:style style:name="P34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e1e1e"/>
    </style:style>
    <style:style style:name="P35" style:family="paragraph" style:parent-style-name="Standard">
      <style:text-properties fo:color="#6a9955" loext:opacity="100%" style:font-name="Consolas" fo:font-size="10.5pt" fo:font-weight="normal" officeooo:rsid="00198d9b" officeooo:paragraph-rsid="001d9eca" fo:background-color="#1e1e1e"/>
    </style:style>
    <style:style style:name="P36" style:family="paragraph" style:parent-style-name="Standard">
      <style:paragraph-properties style:line-height-at-least="0.503cm"/>
    </style:style>
    <style:style style:name="P37" style:family="paragraph" style:parent-style-name="Standard">
      <style:text-properties officeooo:rsid="00172c8a" officeooo:paragraph-rsid="00172c8a"/>
    </style:style>
    <style:style style:name="P38" style:family="paragraph" style:parent-style-name="Standard">
      <style:text-properties officeooo:rsid="00198d9b" officeooo:paragraph-rsid="00198d9b"/>
    </style:style>
    <style:style style:name="P39" style:family="paragraph" style:parent-style-name="Standard">
      <style:text-properties officeooo:rsid="00198d9b" officeooo:paragraph-rsid="001b4d2b"/>
    </style:style>
    <style:style style:name="P40" style:family="paragraph" style:parent-style-name="Standard">
      <style:text-properties officeooo:rsid="00198d9b" officeooo:paragraph-rsid="001bf6af"/>
    </style:style>
    <style:style style:name="P41" style:family="paragraph" style:parent-style-name="Standard">
      <style:text-properties officeooo:rsid="00198d9b" officeooo:paragraph-rsid="001d9eca"/>
    </style:style>
    <style:style style:name="P42" style:family="paragraph" style:parent-style-name="Standard">
      <style:text-properties officeooo:rsid="001ea91a" officeooo:paragraph-rsid="001ea91a"/>
    </style:style>
    <style:style style:name="P43" style:family="paragraph" style:parent-style-name="Standard">
      <style:paragraph-properties style:line-height-at-least="0.503cm"/>
      <style:text-properties fo:color="#ce9178" loext:opacity="100%" fo:background-color="#1e1e1e"/>
    </style:style>
    <style:style style:name="P44" style:family="paragraph" style:parent-style-name="Standard">
      <style:text-properties officeooo:rsid="002086be" officeooo:paragraph-rsid="002086be"/>
    </style:style>
    <style:style style:name="T1" style:family="text">
      <style:text-properties officeooo:rsid="000cd1f3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Consolas" fo:font-size="10.5pt" fo:font-weight="normal"/>
    </style:style>
    <style:style style:name="T4" style:family="text">
      <style:text-properties fo:color="#569cd6" loext:opacity="100%" style:font-name="Consolas" fo:font-size="10.5pt" fo:font-weight="normal" fo:background-color="#1e1e1e" loext:char-shading-value="0"/>
    </style:style>
    <style:style style:name="T5" style:family="text">
      <style:text-properties fo:color="#4ec9b0" loext:opacity="100%"/>
    </style:style>
    <style:style style:name="T6" style:family="text">
      <style:text-properties fo:color="#4ec9b0" loext:opacity="100%" style:font-name="Consolas" fo:font-size="10.5pt" fo:font-weight="normal"/>
    </style:style>
    <style:style style:name="T7" style:family="text">
      <style:text-properties fo:color="#4ec9b0" loext:opacity="100%" style:font-name="Consolas" fo:font-size="10.5pt" fo:font-weight="normal" fo:background-color="#1e1e1e" loext:char-shading-value="0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dcdcaa" loext:opacity="100%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fo:color="#dcdcaa" loext:opacity="100%" style:font-name="Consolas" fo:font-size="10.5pt" fo:font-weight="normal" fo:background-color="#1e1e1e" loext:char-shading-value="0"/>
    </style:style>
    <style:style style:name="T12" style:family="text">
      <style:text-properties fo:color="#c586c0" loext:opacity="100%"/>
    </style:style>
    <style:style style:name="T13" style:family="text">
      <style:text-properties fo:color="#c586c0" loext:opacity="100%" style:font-name="Consolas" fo:font-size="10.5pt" fo:font-weight="normal"/>
    </style:style>
    <style:style style:name="T14" style:family="text">
      <style:text-properties fo:color="#c586c0" loext:opacity="100%" style:font-name="Consolas" fo:font-size="10.5pt" fo:font-weight="normal" fo:background-color="#1e1e1e" loext:char-shading-value="0"/>
    </style:style>
    <style:style style:name="T15" style:family="text">
      <style:text-properties fo:color="#ce9178" loext:opacity="100%"/>
    </style:style>
    <style:style style:name="T16" style:family="text">
      <style:text-properties fo:color="#ce9178" loext:opacity="100%" style:font-name="Consolas" fo:font-size="10.5pt" fo:font-weight="normal"/>
    </style:style>
    <style:style style:name="T17" style:family="text">
      <style:text-properties fo:color="#ce9178" loext:opacity="100%" style:font-name="Consolas" fo:font-size="10.5pt" fo:font-weight="normal" fo:background-color="#1e1e1e" loext:char-shading-value="0"/>
    </style:style>
    <style:style style:name="T18" style:family="text">
      <style:text-properties fo:color="#808080" loext:opacity="100%"/>
    </style:style>
    <style:style style:name="T19" style:family="text">
      <style:text-properties fo:color="#808080" loext:opacity="100%" style:font-name="Consolas" fo:font-size="10.5pt" fo:font-weight="normal"/>
    </style:style>
    <style:style style:name="T20" style:family="text">
      <style:text-properties fo:color="#9cdcfe" loext:opacity="100%"/>
    </style:style>
    <style:style style:name="T21" style:family="text">
      <style:text-properties fo:color="#9cdcfe" loext:opacity="100%" style:font-name="Consolas" fo:font-size="10.5pt" fo:font-weight="normal"/>
    </style:style>
    <style:style style:name="T22" style:family="text">
      <style:text-properties fo:color="#9cdcfe" loext:opacity="100%" style:font-name="Consolas" fo:font-size="10.5pt" fo:font-weight="normal" fo:background-color="#1e1e1e" loext:char-shading-value="0"/>
    </style:style>
    <style:style style:name="T23" style:family="text">
      <style:text-properties fo:color="#6a9955" loext:opacity="100%"/>
    </style:style>
    <style:style style:name="T24" style:family="text">
      <style:text-properties fo:color="#6a9955" loext:opacity="100%" style:font-name="Consolas" fo:font-size="10.5pt" fo:font-weight="normal"/>
    </style:style>
    <style:style style:name="T25" style:family="text">
      <style:text-properties fo:color="#d4d4d4" loext:opacity="100%" style:font-name="Consolas" fo:font-size="10.5pt" fo:font-weight="normal" fo:background-color="#1e1e1e" loext:char-shading-value="0"/>
    </style:style>
    <style:style style:name="T26" style:family="text">
      <style:text-properties fo:color="#d4d4d4" loext:opacity="100%" fo:background-color="#1e1e1e" loext:char-shading-value="0"/>
    </style:style>
    <style:style style:name="T27" style:family="text">
      <style:text-properties officeooo:rsid="0015667e"/>
    </style:style>
    <style:style style:name="T28" style:family="text">
      <style:text-properties officeooo:rsid="001b4d2b"/>
    </style:style>
    <style:style style:name="T29" style:family="text">
      <style:text-properties officeooo:rsid="001bf6af"/>
    </style:style>
    <style:style style:name="T30" style:family="text">
      <style:text-properties officeooo:rsid="001d9eca"/>
    </style:style>
    <style:style style:name="T31" style:family="text">
      <style:text-properties officeooo:rsid="001ea91a"/>
    </style:style>
    <style:style style:name="T32" style:family="text">
      <style:text-properties officeooo:rsid="00210b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-Creo progetto,installo tailwind con auth e disinstallo e rinstallo laravel/mix per evitare problemi</text:p>
      <text:p text:style-name="Standard">composer create-project --prefer-dist laravel/laravel Blog-manual</text:p>
      <text:p text:style-name="Standard"/>
      <text:p text:style-name="Standard">composer require laravel-frontend-presets/tailwindcss --dev </text:p>
      <text:p text:style-name="Standard"/>
      <text:p text:style-name="P1">php artisan ui tailwindcss --auth <text:s text:c="15"/></text:p>
      <text:p text:style-name="P1"/>
      <text:p text:style-name="P1">npm remove laravel-mix </text:p>
      <text:p text:style-name="P1"/>
      <text:p text:style-name="P1">npm install laravel-mix --save-dev </text:p>
      <text:p text:style-name="P1"/>
      <text:p text:style-name="P1">npm install cross-env --save-dev </text:p>
      <text:p text:style-name="P1"/>
      <text:p text:style-name="P3">2-<text:span text:style-name="T1">Creo controller e route per la home </text:span></text:p>
      <text:p text:style-name="P4">creo controller</text:p>
      <text:p text:style-name="P4"/>
      <text:p text:style-name="P4">php artisan make:controller PagesController </text:p>
      <text:p text:style-name="P4"/>
      <text:p text:style-name="P4">dentro controller definisco metodo index che rende <text:s/>index.blade</text:p>
      <text:p text:style-name="P1"/>
      <text:p text:style-name="P9">&lt;?php</text:p>
      <text:p text:style-name="P12"/>
      <text:p text:style-name="P5"><text:span text:style-name="T2">namespace</text:span> <text:span text:style-name="T5">App\Http\Controllers</text:span>;</text:p>
      <text:p text:style-name="P12"/>
      <text:p text:style-name="P5"><text:span text:style-name="T2">use</text:span> Illuminate\Http\<text:span text:style-name="T5">Request</text:span>;</text:p>
      <text:p text:style-name="P12"/>
      <text:p text:style-name="P5"><text:span text:style-name="T2">class</text:span> <text:span text:style-name="T5">PagesController</text:span> <text:span text:style-name="T2">extends</text:span> <text:span text:style-name="T5">Controller</text:span></text:p>
      <text:p text:style-name="P5">{</text:p>
      <text:p text:style-name="P7">    <text:span text:style-name="T3">public</text:span><text:span text:style-name="T8"> </text:span><text:span text:style-name="T3">function</text:span><text:span text:style-name="T8"> </text:span><text:span text:style-name="T10">index</text:span><text:span text:style-name="T8">()</text:span></text:p>
      <text:p text:style-name="P7">    <text:span text:style-name="T8">{</text:span></text:p>
      <text:p text:style-name="P7">        <text:span text:style-name="T13">return</text:span><text:span text:style-name="T8"> </text:span><text:span text:style-name="T10">view</text:span><text:span text:style-name="T8">(</text:span><text:span text:style-name="T16">'index'</text:span><text:span text:style-name="T8">);</text:span></text:p>
      <text:p text:style-name="P7">    <text:span text:style-name="T8">}</text:span></text:p>
      <text:p text:style-name="P5">}</text:p>
      <text:p text:style-name="P1"/>
      <text:p text:style-name="P4">infine dentro web.php importo controller creato e definisco la rotta che torna metodo index del controller importato</text:p>
      <text:p text:style-name="P13"/>
      <text:p text:style-name="P10">&lt;?php</text:p>
      <text:p text:style-name="P12"/>
      <text:p text:style-name="P5"><text:span text:style-name="T2">use</text:span> Illuminate\Support\Facades\<text:span text:style-name="T5">Route</text:span>;</text:p>
      <text:p text:style-name="P5"><text:span text:style-name="T2">use</text:span> App\Http\Controllers\<text:span text:style-name="T5">PagesController</text:span>;</text:p>
      <text:p text:style-name="P14">/*</text:p>
      <text:p text:style-name="P14">|--------------------------------------------------------------------------</text:p>
      <text:p text:style-name="P14">| Web Routes</text:p>
      <text:p text:style-name="P14">|--------------------------------------------------------------------------</text:p>
      <text:p text:style-name="P14">|</text:p>
      <text:p text:style-name="P14">| Here is where you can register web routes for your application. These</text:p>
      <text:p text:style-name="P14">| routes are loaded by the RouteServiceProvider within a group which</text:p>
      <text:p text:style-name="P14">| contains the "web" middleware group. Now create something great!</text:p>
      <text:p text:style-name="P14">|</text:p>
      <text:p text:style-name="P14">*/</text:p>
      <text:p text:style-name="P12"/>
      <text:p text:style-name="P5"><text:soft-page-break/><text:span text:style-name="T5">Route</text:span>::<text:span text:style-name="T9">get</text:span>(<text:span text:style-name="T15">'/'</text:span>, [<text:span text:style-name="T5">PagesController</text:span>::<text:span text:style-name="T2">class</text:span>, <text:span text:style-name="T15">'index'</text:span>]);</text:p>
      <text:p text:style-name="P12"/>
      <text:p text:style-name="P5"><text:span text:style-name="T5">Auth</text:span>::<text:span text:style-name="T9">routes</text:span>();</text:p>
      <text:p text:style-name="P12"/>
      <text:p text:style-name="P5"><text:span text:style-name="T5">Route</text:span>::<text:span text:style-name="T9">get</text:span>(<text:span text:style-name="T15">'/home'</text:span>, [\App\Http\Controllers\<text:span text:style-name="T5">HomeController</text:span>::<text:span text:style-name="T2">class</text:span>, <text:span text:style-name="T15">'index'</text:span>])-&gt;<text:span text:style-name="T9">name</text:span>(<text:span text:style-name="T15">'home'</text:span>);</text:p>
      <text:p text:style-name="P13"/>
      <text:p text:style-name="P4">3-Creo model post e postcontroller con resource</text:p>
      <text:p text:style-name="P4"/>
      <text:p text:style-name="P4">php artisan make:model Post</text:p>
      <text:p text:style-name="P4"/>
      <text:p text:style-name="P4">php artisan make:controller PostController –resource</text:p>
      <text:p text:style-name="P4"/>
      <text:p text:style-name="P15">dentro web.php importo controller creato e creo rotta che rimandi al mio blog</text:p>
      <text:p text:style-name="P15"/>
      <text:p text:style-name="P11">&lt;?php</text:p>
      <text:p text:style-name="P12"/>
      <text:p text:style-name="P5"><text:span text:style-name="T2">use</text:span> Illuminate\Support\Facades\<text:span text:style-name="T5">Route</text:span>;</text:p>
      <text:p text:style-name="P5"><text:span text:style-name="T2">use</text:span> App\Http\Controllers\<text:span text:style-name="T5">PagesController</text:span>;</text:p>
      <text:p text:style-name="P5"><text:span text:style-name="T2">use</text:span> App\Http\Controllers\<text:span text:style-name="T5">PostController</text:span>;</text:p>
      <text:p text:style-name="P12"/>
      <text:p text:style-name="P14">/*</text:p>
      <text:p text:style-name="P14">|--------------------------------------------------------------------------</text:p>
      <text:p text:style-name="P14">| Web Routes</text:p>
      <text:p text:style-name="P14">|--------------------------------------------------------------------------</text:p>
      <text:p text:style-name="P14">|</text:p>
      <text:p text:style-name="P14">| Here is where you can register web routes for your application. These</text:p>
      <text:p text:style-name="P14">| routes are loaded by the RouteServiceProvider within a group which</text:p>
      <text:p text:style-name="P14">| contains the "web" middleware group. Now create something great!</text:p>
      <text:p text:style-name="P14">|</text:p>
      <text:p text:style-name="P14">*/</text:p>
      <text:p text:style-name="P12"/>
      <text:p text:style-name="P5"><text:span text:style-name="T5">Route</text:span>::<text:span text:style-name="T9">get</text:span>(<text:span text:style-name="T15">'/'</text:span>, [<text:span text:style-name="T5">PagesController</text:span>::<text:span text:style-name="T2">class</text:span>, <text:span text:style-name="T15">'index'</text:span>]);</text:p>
      <text:p text:style-name="P12"/>
      <text:p text:style-name="P5"><text:span text:style-name="T5">Route</text:span>::<text:span text:style-name="T9">resource</text:span>(<text:span text:style-name="T15">'/blog'</text:span>, <text:span text:style-name="T5">PostController</text:span>::<text:span text:style-name="T2">class</text:span>);</text:p>
      <text:p text:style-name="P12"/>
      <text:p text:style-name="P5"><text:span text:style-name="T5">Auth</text:span>::<text:span text:style-name="T9">routes</text:span>();</text:p>
      <text:p text:style-name="P12"/>
      <text:p text:style-name="P5"><text:span text:style-name="T5">Route</text:span>::<text:span text:style-name="T9">get</text:span>(<text:span text:style-name="T15">'/home'</text:span>, [\App\Http\Controllers\<text:span text:style-name="T5">HomeController</text:span>::<text:span text:style-name="T2">class</text:span>, <text:span text:style-name="T15">'index'</text:span>])-&gt;<text:span text:style-name="T9">name</text:span>(<text:span text:style-name="T15">'home'</text:span>);</text:p>
      <text:p text:style-name="P15"/>
      <text:p text:style-name="P16">4-Styling app.blade diventa</text:p>
      <text:p text:style-name="P6"><text:span text:style-name="T18">&lt;!</text:span><text:span text:style-name="T2">doctype</text:span> <text:span text:style-name="T20">html</text:span><text:span text:style-name="T18">&gt;</text:span></text:p>
      <text:p text:style-name="P5"><text:span text:style-name="T18">&lt;</text:span><text:span text:style-name="T2">html</text:span> <text:span text:style-name="T20">lang</text:span>=<text:span text:style-name="T15">"</text:span><text:span text:style-name="T9">{{</text:span><text:span text:style-name="T15"> </text:span><text:span text:style-name="T9">str_replace</text:span><text:span text:style-name="T15">('_', '-', </text:span><text:span text:style-name="T9">app</text:span><text:span text:style-name="T15">()</text:span>-&gt;<text:span text:style-name="T9">getLocale</text:span><text:span text:style-name="T15">()) </text:span><text:span text:style-name="T9">}}</text:span><text:span text:style-name="T15">"</text:span><text:span text:style-name="T18">&gt;</text:span></text:p>
      <text:p text:style-name="P5"><text:span text:style-name="T18">&lt;</text:span><text:span text:style-name="T2">head</text:span><text:span text:style-name="T18">&gt;</text:span></text:p>
      <text:p text:style-name="P7">    <text:span text:style-name="T19">&lt;</text:span><text:span text:style-name="T3">meta</text:span><text:span text:style-name="T8"> </text:span><text:span text:style-name="T21">charset</text:span><text:span text:style-name="T8">=</text:span><text:span text:style-name="T16">"utf-8"</text:span><text:span text:style-name="T19">&gt;</text:span></text:p>
      <text:p text:style-name="P7">    <text:span text:style-name="T19">&lt;</text:span><text:span text:style-name="T3">meta</text:span><text:span text:style-name="T8"> </text:span><text:span text:style-name="T21">name</text:span><text:span text:style-name="T8">=</text:span><text:span text:style-name="T16">"viewport"</text:span><text:span text:style-name="T8"> </text:span><text:span text:style-name="T21">content</text:span><text:span text:style-name="T8">=</text:span><text:span text:style-name="T16">"width=device-width, initial-scale=1"</text:span><text:span text:style-name="T19">&gt;</text:span></text:p>
      <text:p text:style-name="P12"/>
      <text:p text:style-name="P7">    <text:span text:style-name="T24">&lt;!-- CSRF Token --&gt;</text:span></text:p>
      <text:p text:style-name="P7">    <text:span text:style-name="T19">&lt;</text:span><text:span text:style-name="T3">meta</text:span><text:span text:style-name="T8"> </text:span><text:span text:style-name="T21">name</text:span><text:span text:style-name="T8">=</text:span><text:span text:style-name="T16">"csrf-token"</text:span><text:span text:style-name="T8"> </text:span><text:span text:style-name="T21">content</text:span><text:span text:style-name="T8">=</text:span><text:span text:style-name="T16">"</text:span><text:span text:style-name="T10">{{</text:span><text:span text:style-name="T16"> </text:span><text:span text:style-name="T10">csrf_token</text:span><text:span text:style-name="T16">() </text:span><text:span text:style-name="T10">}}</text:span><text:span text:style-name="T16">"</text:span><text:span text:style-name="T19">&gt;</text:span></text:p>
      <text:p text:style-name="P12"/>
      <text:p text:style-name="P7"><text:soft-page-break/>    <text:span text:style-name="T19">&lt;</text:span><text:span text:style-name="T3">title</text:span><text:span text:style-name="T19">&gt;</text:span><text:span text:style-name="T10">{{</text:span><text:span text:style-name="T8"> </text:span><text:span text:style-name="T10">config</text:span><text:span text:style-name="T8">(</text:span><text:span text:style-name="T16">'app.name'</text:span><text:span text:style-name="T8">, </text:span><text:span text:style-name="T16">'Laravel'</text:span><text:span text:style-name="T8">) </text:span><text:span text:style-name="T10">}}</text:span><text:span text:style-name="T19">&lt;/</text:span><text:span text:style-name="T3">title</text:span><text:span text:style-name="T19">&gt;</text:span></text:p>
      <text:p text:style-name="P12"/>
      <text:p text:style-name="P7">    <text:span text:style-name="T24">&lt;!-- Scripts --&gt;</text:span></text:p>
      <text:p text:style-name="P7">    <text:span text:style-name="T19">&lt;</text:span><text:span text:style-name="T3">script</text:span><text:span text:style-name="T8"> </text:span><text:span text:style-name="T21">src</text:span><text:span text:style-name="T8">=</text:span><text:span text:style-name="T16">"</text:span><text:span text:style-name="T10">{{</text:span><text:span text:style-name="T16"> </text:span><text:span text:style-name="T10">asset</text:span><text:span text:style-name="T16">('js/app.js') </text:span><text:span text:style-name="T10">}}</text:span><text:span text:style-name="T16">"</text:span><text:span text:style-name="T8"> </text:span><text:span text:style-name="T21">defer</text:span><text:span text:style-name="T19">&gt;&lt;/</text:span><text:span text:style-name="T3">script</text:span><text:span text:style-name="T19">&gt;</text:span></text:p>
      <text:p text:style-name="P7">    </text:p>
      <text:p text:style-name="P7">    <text:span text:style-name="T24">&lt;!-- Styles --&gt;</text:span></text:p>
      <text:p text:style-name="P7">    <text:span text:style-name="T19">&lt;</text:span><text:span text:style-name="T3">link</text:span><text:span text:style-name="T8"> </text:span><text:span text:style-name="T21">href</text:span><text:span text:style-name="T8">=</text:span><text:span text:style-name="T16">"</text:span><text:span text:style-name="T10">{{</text:span><text:span text:style-name="T16"> </text:span><text:span text:style-name="T10">mix</text:span><text:span text:style-name="T16">('css/app.css') </text:span><text:span text:style-name="T10">}}</text:span><text:span text:style-name="T16">"</text:span><text:span text:style-name="T8"> </text:span><text:span text:style-name="T21">rel</text:span><text:span text:style-name="T8">=</text:span><text:span text:style-name="T16">"stylesheet"</text:span><text:span text:style-name="T19">&gt;</text:span></text:p>
      <text:p text:style-name="P5"><text:span text:style-name="T18">&lt;/</text:span><text:span text:style-name="T2">head</text:span><text:span text:style-name="T18">&gt;</text:span></text:p>
      <text:p text:style-name="P5"><text:span text:style-name="T18">&lt;</text:span><text:span text:style-name="T2">body</text:span> <text:span text:style-name="T20">class</text:span>=<text:span text:style-name="T15">"bg-gray-100 h-screen antialiased leading-none font-sans"</text:span><text:span text:style-name="T18">&gt;</text:span></text:p>
      <text:p text:style-name="P7">    <text:span text:style-name="T19">&lt;</text:span><text:span text:style-name="T3">div</text:span><text:span text:style-name="T8"> </text:span><text:span text:style-name="T21">id</text:span><text:span text:style-name="T8">=</text:span><text:span text:style-name="T16">"app"</text:span><text:span text:style-name="T19">&gt;</text:span></text:p>
      <text:p text:style-name="P7">        <text:span text:style-name="T19">&lt;</text:span><text:span text:style-name="T3">header</text:span><text:span text:style-name="T8"> </text:span><text:span text:style-name="T21">class</text:span><text:span text:style-name="T8">=</text:span><text:span text:style-name="T16">"bg-gray-800 py-6"</text:span><text:span text:style-name="T19">&gt;</text:span></text:p>
      <text:p text:style-name="P7">            <text:span text:style-name="T19">&lt;</text:span><text:span text:style-name="T3">div</text:span><text:span text:style-name="T8"> </text:span><text:span text:style-name="T21">class</text:span><text:span text:style-name="T8">=</text:span><text:span text:style-name="T16">"container mx-auto flex justify-between items-center px-6"</text:span><text:span text:style-name="T19">&gt;</text:span></text:p>
      <text:p text:style-name="P7">                <text:span text:style-name="T19">&lt;</text:span><text:span text:style-name="T3">div</text:span><text:span text:style-name="T19">&gt;</text:span></text:p>
      <text:p text:style-name="P7">                    <text:span text:style-name="T19">&lt;</text:span><text:span text:style-name="T3">a</text:span><text:span text:style-name="T8"> </text:span><text:span text:style-name="T21">href</text:span><text:span text:style-name="T8">=</text:span><text:span text:style-name="T16">"</text:span><text:span text:style-name="T10">{{</text:span><text:span text:style-name="T16"> </text:span><text:span text:style-name="T10">url</text:span><text:span text:style-name="T16">('/') </text:span><text:span text:style-name="T10">}}</text:span><text:span text:style-name="T16">"</text:span><text:span text:style-name="T8"> </text:span><text:span text:style-name="T21">class</text:span><text:span text:style-name="T8">=</text:span><text:span text:style-name="T16">"text-lg font-semibold text-gray-100 no-underline"</text:span><text:span text:style-name="T19">&gt;</text:span></text:p>
      <text:p text:style-name="P7">                        <text:span text:style-name="T10">{{</text:span><text:span text:style-name="T8"> </text:span><text:span text:style-name="T10">config</text:span><text:span text:style-name="T8">(</text:span><text:span text:style-name="T16">'app.name'</text:span><text:span text:style-name="T8">, </text:span><text:span text:style-name="T16">'Laravel'</text:span><text:span text:style-name="T8">) </text:span><text:span text:style-name="T10">}}</text:span></text:p>
      <text:p text:style-name="P7">                    <text:span text:style-name="T19">&lt;/</text:span><text:span text:style-name="T3">a</text:span><text:span text:style-name="T19">&gt;</text:span></text:p>
      <text:p text:style-name="P7">                <text:span text:style-name="T19">&lt;/</text:span><text:span text:style-name="T3">div</text:span><text:span text:style-name="T19">&gt;</text:span></text:p>
      <text:p text:style-name="P7">                <text:span text:style-name="T19">&lt;</text:span><text:span text:style-name="T3">nav</text:span><text:span text:style-name="T8"> </text:span><text:span text:style-name="T21">class</text:span><text:span text:style-name="T8">=</text:span><text:span text:style-name="T16">"space-x-4 text-gray-300 text-sm sm:text-base"</text:span><text:span text:style-name="T19">&gt;</text:span></text:p>
      <text:p text:style-name="P7">                    <text:span text:style-name="T19">&lt;</text:span><text:span text:style-name="T3">a</text:span><text:span text:style-name="T8"> </text:span><text:span text:style-name="T21">href</text:span><text:span text:style-name="T8">=</text:span><text:span text:style-name="T16">"/"</text:span><text:span text:style-name="T8"> </text:span><text:span text:style-name="T21">class</text:span><text:span text:style-name="T8">=</text:span><text:span text:style-name="T16">"no-underline hover:underline"</text:span><text:span text:style-name="T19">&gt;</text:span><text:span text:style-name="T8">Home</text:span><text:span text:style-name="T19">&lt;/</text:span><text:span text:style-name="T3">a</text:span><text:span text:style-name="T19">&gt;</text:span></text:p>
      <text:p text:style-name="P7">                    <text:span text:style-name="T19">&lt;</text:span><text:span text:style-name="T3">a</text:span><text:span text:style-name="T8"> </text:span><text:span text:style-name="T21">href</text:span><text:span text:style-name="T8">=</text:span><text:span text:style-name="T16">"/blog"</text:span><text:span text:style-name="T8"> </text:span><text:span text:style-name="T21">class</text:span><text:span text:style-name="T8">=</text:span><text:span text:style-name="T16">"no-underline hover:underline"</text:span><text:span text:style-name="T19">&gt;</text:span><text:span text:style-name="T8">Blog</text:span><text:span text:style-name="T19">&lt;/</text:span><text:span text:style-name="T3">a</text:span><text:span text:style-name="T19">&gt;</text:span></text:p>
      <text:p text:style-name="P7">                    <text:span text:style-name="T3">@guest</text:span></text:p>
      <text:p text:style-name="P7">                        <text:span text:style-name="T19">&lt;</text:span><text:span text:style-name="T3">a</text:span><text:span text:style-name="T8"> </text:span><text:span text:style-name="T21">class</text:span><text:span text:style-name="T8">=</text:span><text:span text:style-name="T16">"no-underline hover:underline"</text:span><text:span text:style-name="T8"> </text:span><text:span text:style-name="T21">href</text:span><text:span text:style-name="T8">=</text:span><text:span text:style-name="T16">"</text:span><text:span text:style-name="T10">{{</text:span><text:span text:style-name="T16"> </text:span><text:span text:style-name="T10">route</text:span><text:span text:style-name="T16">('login') </text:span><text:span text:style-name="T10">}}</text:span><text:span text:style-name="T16">"</text:span><text:span text:style-name="T19">&gt;</text:span><text:span text:style-name="T10">{{</text:span><text:span text:style-name="T8"> </text:span><text:span text:style-name="T10">__</text:span><text:span text:style-name="T8">(</text:span><text:span text:style-name="T16">'Login'</text:span><text:span text:style-name="T8">) </text:span><text:span text:style-name="T10">}}</text:span><text:span text:style-name="T19">&lt;/</text:span><text:span text:style-name="T3">a</text:span><text:span text:style-name="T19">&gt;</text:span></text:p>
      <text:p text:style-name="P7">                        <text:span text:style-name="T3">@if </text:span><text:span text:style-name="T8">(</text:span><text:span text:style-name="T6">Route</text:span><text:span text:style-name="T8">::</text:span><text:span text:style-name="T10">has</text:span><text:span text:style-name="T8">(</text:span><text:span text:style-name="T16">'register'</text:span><text:span text:style-name="T8">))</text:span></text:p>
      <text:p text:style-name="P7">                            <text:span text:style-name="T19">&lt;</text:span><text:span text:style-name="T3">a</text:span><text:span text:style-name="T8"> </text:span><text:span text:style-name="T21">class</text:span><text:span text:style-name="T8">=</text:span><text:span text:style-name="T16">"no-underline hover:underline"</text:span><text:span text:style-name="T8"> </text:span><text:span text:style-name="T21">href</text:span><text:span text:style-name="T8">=</text:span><text:span text:style-name="T16">"</text:span><text:span text:style-name="T10">{{</text:span><text:span text:style-name="T16"> </text:span><text:span text:style-name="T10">route</text:span><text:span text:style-name="T16">('register') </text:span><text:span text:style-name="T10">}}</text:span><text:span text:style-name="T16">"</text:span><text:span text:style-name="T19">&gt;</text:span><text:span text:style-name="T10">{{</text:span><text:span text:style-name="T8"> </text:span><text:span text:style-name="T10">__</text:span><text:span text:style-name="T8">(</text:span><text:span text:style-name="T16">'Register'</text:span><text:span text:style-name="T8">) </text:span><text:span text:style-name="T10">}}</text:span><text:span text:style-name="T19">&lt;/</text:span><text:span text:style-name="T3">a</text:span><text:span text:style-name="T19">&gt;</text:span></text:p>
      <text:p text:style-name="P7">                        <text:span text:style-name="T3">@endif</text:span></text:p>
      <text:p text:style-name="P7">                    <text:span text:style-name="T3">@else</text:span></text:p>
      <text:p text:style-name="P7">                        <text:span text:style-name="T19">&lt;</text:span><text:span text:style-name="T3">span</text:span><text:span text:style-name="T19">&gt;</text:span><text:span text:style-name="T10">{{</text:span><text:span text:style-name="T8"> </text:span><text:span text:style-name="T6">Auth</text:span><text:span text:style-name="T8">::</text:span><text:span text:style-name="T10">user</text:span><text:span text:style-name="T8">()-&gt;</text:span><text:span text:style-name="T21">name</text:span><text:span text:style-name="T8"> </text:span><text:span text:style-name="T10">}}</text:span><text:span text:style-name="T19">&lt;/</text:span><text:span text:style-name="T3">span</text:span><text:span text:style-name="T19">&gt;</text:span></text:p>
      <text:p text:style-name="P12"/>
      <text:p text:style-name="P7">                        <text:span text:style-name="T19">&lt;</text:span><text:span text:style-name="T3">a</text:span><text:span text:style-name="T8"> </text:span><text:span text:style-name="T21">href</text:span><text:span text:style-name="T8">=</text:span><text:span text:style-name="T16">"</text:span><text:span text:style-name="T10">{{</text:span><text:span text:style-name="T16"> </text:span><text:span text:style-name="T10">route</text:span><text:span text:style-name="T16">('logout') </text:span><text:span text:style-name="T10">}}</text:span><text:span text:style-name="T16">"</text:span></text:p>
      <text:p text:style-name="P7">                           <text:span text:style-name="T21">class</text:span><text:span text:style-name="T8">=</text:span><text:span text:style-name="T16">"no-underline hover:underline"</text:span></text:p>
      <text:p text:style-name="P7">                           <text:span text:style-name="T21">onclick</text:span><text:span text:style-name="T8">=</text:span><text:span text:style-name="T16">"</text:span><text:span text:style-name="T21">event</text:span><text:span text:style-name="T16">.</text:span><text:span text:style-name="T10">preventDefault</text:span><text:span text:style-name="T16">();</text:span></text:p>
      <text:p text:style-name="P7"><text:span text:style-name="T15">                                </text:span><text:span text:style-name="T21">document</text:span><text:span text:style-name="T16">.</text:span><text:span text:style-name="T10">getElementById</text:span><text:span text:style-name="T16">('logout-form').</text:span><text:span text:style-name="T10">submit</text:span><text:span text:style-name="T16">();"</text:span><text:span text:style-name="T19">&gt;</text:span><text:span text:style-name="T10">{{</text:span><text:span text:style-name="T8"> </text:span><text:span text:style-name="T10">__</text:span><text:span text:style-name="T8">(</text:span><text:span text:style-name="T16">'Logout'</text:span><text:span text:style-name="T8">) </text:span><text:span text:style-name="T10">}}</text:span><text:span text:style-name="T19">&lt;/</text:span><text:span text:style-name="T3">a</text:span><text:span text:style-name="T19">&gt;</text:span></text:p>
      <text:p text:style-name="P7">                        <text:span text:style-name="T19">&lt;</text:span><text:span text:style-name="T3">form</text:span><text:span text:style-name="T8"> </text:span><text:span text:style-name="T21">id</text:span><text:span text:style-name="T8">=</text:span><text:span text:style-name="T16">"logout-form"</text:span><text:span text:style-name="T8"> </text:span><text:span text:style-name="T21">action</text:span><text:span text:style-name="T8">=</text:span><text:span text:style-name="T16">"</text:span><text:span text:style-name="T10">{{</text:span><text:span text:style-name="T16"> </text:span><text:span text:style-name="T10">route</text:span><text:span text:style-name="T16">('logout') </text:span><text:span text:style-name="T10">}}</text:span><text:span text:style-name="T16">"</text:span><text:span text:style-name="T8"> </text:span><text:span text:style-name="T21">method</text:span><text:span text:style-name="T8">=</text:span><text:span text:style-name="T16">"POST"</text:span><text:span text:style-name="T8"> </text:span><text:span text:style-name="T21">class</text:span><text:span text:style-name="T8">=</text:span><text:span text:style-name="T16">"hidden"</text:span><text:span text:style-name="T19">&gt;</text:span></text:p>
      <text:p text:style-name="P7">                            <text:span text:style-name="T10">{{</text:span><text:span text:style-name="T8"> </text:span><text:span text:style-name="T10">csrf_field</text:span><text:span text:style-name="T8">() </text:span><text:span text:style-name="T10">}}</text:span></text:p>
      <text:p text:style-name="P7">                        <text:span text:style-name="T19">&lt;/</text:span><text:span text:style-name="T3">form</text:span><text:span text:style-name="T19">&gt;</text:span></text:p>
      <text:p text:style-name="P7">                    <text:span text:style-name="T3">@endguest</text:span></text:p>
      <text:p text:style-name="P7">                <text:span text:style-name="T19">&lt;/</text:span><text:span text:style-name="T3">nav</text:span><text:span text:style-name="T19">&gt;</text:span></text:p>
      <text:p text:style-name="P7">            <text:span text:style-name="T19">&lt;/</text:span><text:span text:style-name="T3">div</text:span><text:span text:style-name="T19">&gt;</text:span></text:p>
      <text:p text:style-name="P7">        <text:span text:style-name="T19">&lt;/</text:span><text:span text:style-name="T3">header</text:span><text:span text:style-name="T19">&gt;</text:span></text:p>
      <text:p text:style-name="P12"/>
      <text:p text:style-name="P7">        <text:span text:style-name="T19">&lt;</text:span><text:span text:style-name="T3">div</text:span><text:span text:style-name="T19">&gt;</text:span></text:p>
      <text:p text:style-name="P7">            <text:span text:style-name="T3">@yield</text:span><text:span text:style-name="T8">(</text:span><text:span text:style-name="T16">'content'</text:span><text:span text:style-name="T8">)</text:span></text:p>
      <text:p text:style-name="P7">        <text:span text:style-name="T19">&lt;/</text:span><text:span text:style-name="T3">div</text:span><text:span text:style-name="T19">&gt;</text:span></text:p>
      <text:p text:style-name="P12"/>
      <text:p text:style-name="P7">        <text:span text:style-name="T19">&lt;</text:span><text:span text:style-name="T3">div</text:span><text:span text:style-name="T19">&gt;</text:span></text:p>
      <text:p text:style-name="P7">            <text:span text:style-name="T3">@include</text:span><text:span text:style-name="T8">(</text:span><text:span text:style-name="T16">'layouts.footer'</text:span><text:span text:style-name="T8">)</text:span></text:p>
      <text:p text:style-name="P7"><text:soft-page-break/>        <text:span text:style-name="T19">&lt;/</text:span><text:span text:style-name="T3">div</text:span><text:span text:style-name="T19">&gt;</text:span></text:p>
      <text:p text:style-name="P7">    <text:span text:style-name="T19">&lt;/</text:span><text:span text:style-name="T3">div</text:span><text:span text:style-name="T19">&gt;</text:span></text:p>
      <text:p text:style-name="P5"><text:span text:style-name="T18">&lt;/</text:span><text:span text:style-name="T2">body</text:span><text:span text:style-name="T18">&gt;</text:span></text:p>
      <text:p text:style-name="P5"><text:span text:style-name="T18">&lt;/</text:span><text:span text:style-name="T2">html</text:span><text:span text:style-name="T18">&gt;</text:span></text:p>
      <text:p text:style-name="P16"/>
      <text:p text:style-name="P17">Creo homepage</text:p>
      <text:p text:style-name="P16"/>
      <text:p text:style-name="P17">5-Creo cartella blog con dentro index.blade e dentro metodo index di PostController ritorno view dentro metodo index</text:p>
      <text:p text:style-name="P17"/>
      <text:p text:style-name="P8">    <text:span text:style-name="T3">public</text:span><text:span text:style-name="T8"> </text:span><text:span text:style-name="T3">function</text:span><text:span text:style-name="T8"> </text:span><text:span text:style-name="T10">index</text:span><text:span text:style-name="T8">()</text:span></text:p>
      <text:p text:style-name="P7">    <text:span text:style-name="T8">{</text:span></text:p>
      <text:p text:style-name="P7">        <text:span text:style-name="T13">return</text:span><text:span text:style-name="T8"> </text:span><text:span text:style-name="T10">view</text:span><text:span text:style-name="T8">(</text:span><text:span text:style-name="T16">'blog.index'</text:span><text:span text:style-name="T8">);</text:span></text:p>
      <text:p text:style-name="P7">    <text:span text:style-name="T8">}</text:span></text:p>
      <text:p text:style-name="P18"/>
      <text:p text:style-name="P19">definisco style pagina index dentro blog</text:p>
      <text:p text:style-name="P19"/>
      <text:p text:style-name="P19">6-Creo migration</text:p>
      <text:p text:style-name="P19">php artisan make:migration posts</text:p>
      <text:p text:style-name="P19"/>
      <text:p text:style-name="P20">dentro posts migration definisco le righe della table e come collegarla a table user</text:p>
      <text:p text:style-name="P20"/>
      <text:p text:style-name="P22">        <text:span text:style-name="T6">Schema</text:span><text:span text:style-name="T8">::</text:span><text:span text:style-name="T10">create</text:span><text:span text:style-name="T8">(</text:span><text:span text:style-name="T16">'posts'</text:span><text:span text:style-name="T8">, </text:span><text:span text:style-name="T3">function</text:span><text:span text:style-name="T8"> (</text:span><text:span text:style-name="T6">Blueprint</text:span><text:span text:style-name="T8"> </text:span><text:span text:style-name="T21">$table</text:span><text:span text:style-name="T8">) {</text:span></text:p>
      <text:p text:style-name="P7">            <text:span text:style-name="T21">$table</text:span><text:span text:style-name="T8">-&gt;</text:span><text:span text:style-name="T10">increments</text:span><text:span text:style-name="T8">(</text:span><text:span text:style-name="T16">'id'</text:span><text:span text:style-name="T8">);</text:span></text:p>
      <text:p text:style-name="P7">            <text:span text:style-name="T21">$table</text:span><text:span text:style-name="T8">-&gt;</text:span><text:span text:style-name="T10">string</text:span><text:span text:style-name="T8">(</text:span><text:span text:style-name="T16">'slug'</text:span><text:span text:style-name="T8">);</text:span></text:p>
      <text:p text:style-name="P7">            <text:span text:style-name="T21">$table</text:span><text:span text:style-name="T8">-&gt;</text:span><text:span text:style-name="T10">string</text:span><text:span text:style-name="T8">(</text:span><text:span text:style-name="T16">'title'</text:span><text:span text:style-name="T8">);</text:span></text:p>
      <text:p text:style-name="P7">            <text:span text:style-name="T21">$table</text:span><text:span text:style-name="T8">-&gt;</text:span><text:span text:style-name="T10">longText</text:span><text:span text:style-name="T8">(</text:span><text:span text:style-name="T16">'description'</text:span><text:span text:style-name="T8">);</text:span></text:p>
      <text:p text:style-name="P7">            <text:span text:style-name="T21">$table</text:span><text:span text:style-name="T8">-&gt;</text:span><text:span text:style-name="T10">string</text:span><text:span text:style-name="T8">(</text:span><text:span text:style-name="T16">'image_path'</text:span><text:span text:style-name="T8">);</text:span></text:p>
      <text:p text:style-name="P7">            <text:span text:style-name="T21">$table</text:span><text:span text:style-name="T8">-&gt;</text:span><text:span text:style-name="T10">timestamps</text:span><text:span text:style-name="T8">();</text:span></text:p>
      <text:p text:style-name="P7">            <text:span text:style-name="T21">$table</text:span><text:span text:style-name="T8">-&gt;</text:span><text:span text:style-name="T10">unsignedBigInteger</text:span><text:span text:style-name="T8">(</text:span><text:span text:style-name="T16">'user_id'</text:span><text:span text:style-name="T8">);</text:span></text:p>
      <text:p text:style-name="P7">            <text:span text:style-name="T21">$table</text:span><text:span text:style-name="T8">-&gt;</text:span><text:span text:style-name="T10">foreign</text:span><text:span text:style-name="T8">(</text:span><text:span text:style-name="T16">'user_id'</text:span><text:span text:style-name="T8">)-&gt;</text:span><text:span text:style-name="T10">references</text:span><text:span text:style-name="T8">(</text:span><text:span text:style-name="T16">'id'</text:span><text:span text:style-name="T8">)-&gt;</text:span><text:span text:style-name="T10">on</text:span><text:span text:style-name="T8">(</text:span><text:span text:style-name="T16">'users'</text:span><text:span text:style-name="T8">);</text:span></text:p>
      <text:p text:style-name="P7">        <text:span text:style-name="T8">}); </text:span></text:p>
      <text:p text:style-name="P20"/>
      <text:p text:style-name="P20">dopodiché le migro php artisan migrate,</text:p>
      <text:p text:style-name="P29">registro user e inserisco primo post da mysql</text:p>
      <text:p text:style-name="P29"/>
      <text:p text:style-name="P29">INSERT INTO posts(slug, title, description, image_path, user_id) VALUES('first-post', 'First Post', 'Description first post', 'test', 1); </text:p>
      <text:p text:style-name="P29"/>
      <text:p text:style-name="P30">importo i dati del database dentro al blog quindi dentro postcontroller importo il model post e lo incapsulo dentro variabile post</text:p>
      <text:p text:style-name="P32">&lt;?php</text:p>
      <text:p text:style-name="P12"/>
      <text:p text:style-name="P5"><text:span text:style-name="T2">namespace</text:span> <text:span text:style-name="T5">App\Http\Controllers</text:span>;</text:p>
      <text:p text:style-name="P12"/>
      <text:p text:style-name="P5"><text:span text:style-name="T2">use</text:span> Illuminate\Http\<text:span text:style-name="T5">Request</text:span>;</text:p>
      <text:p text:style-name="Standard"><text:span text:style-name="T4">use</text:span><text:span text:style-name="T25"> App\Models\</text:span><text:span text:style-name="T7">Post</text:span><text:span text:style-name="T25">; </text:span><text:s/><text:span text:style-name="T27">importo model post</text:span></text:p>
      <text:p text:style-name="P12"/>
      <text:p text:style-name="P5"><text:span text:style-name="T2">class</text:span> <text:span text:style-name="T5">PostController</text:span> <text:span text:style-name="T2">extends</text:span> <text:span text:style-name="T5">Controller</text:span></text:p>
      <text:p text:style-name="P5">{</text:p>
      <text:p text:style-name="P7">    <text:span text:style-name="T24">/**</text:span></text:p>
      <text:p text:style-name="P33">     <text:span text:style-name="T8">* Display a listing of the resource.</text:span></text:p>
      <text:p text:style-name="P33"><text:soft-page-break/>     <text:span text:style-name="T8">*</text:span></text:p>
      <text:p text:style-name="P7"><text:span text:style-name="T23">     </text:span><text:span text:style-name="T24">* </text:span><text:span text:style-name="T3">@return</text:span><text:span text:style-name="T24"> \Illuminate\Http\</text:span><text:span text:style-name="T6">Response</text:span></text:p>
      <text:p text:style-name="P33">     <text:span text:style-name="T8">*/</text:span></text:p>
      <text:p text:style-name="P7">    <text:span text:style-name="T3">public</text:span><text:span text:style-name="T8"> </text:span><text:span text:style-name="T3">function</text:span><text:span text:style-name="T8"> </text:span><text:span text:style-name="T10">index</text:span><text:span text:style-name="T8">()</text:span></text:p>
      <text:p text:style-name="P7">    <text:span text:style-name="T8">{</text:span></text:p>
      <text:p text:style-name="Standard"><text:span text:style-name="T26">        </text:span><text:span text:style-name="T22">$post</text:span><text:span text:style-name="T25"> = </text:span><text:span text:style-name="T7">Post</text:span><text:span text:style-name="T25">::</text:span><text:span text:style-name="T11">all</text:span><text:span text:style-name="T25">(); </text:span><text:s/><text:span text:style-name="T27">incapsulo modelpost che richiama tutti i dati dentro variabile post e mettendolo dentro funzione index posso lavorare dati dentro blog.index</text:span></text:p>
      <text:p text:style-name="Standard"><text:span text:style-name="T26">        </text:span><text:span text:style-name="T14">return</text:span><text:span text:style-name="T25"> </text:span><text:span text:style-name="T11">view</text:span><text:span text:style-name="T25">(</text:span><text:span text:style-name="T17">'blog.index'</text:span><text:span text:style-name="T25">); </text:span><text:s/></text:p>
      <text:p text:style-name="P7">    <text:span text:style-name="T8">}</text:span></text:p>
      <text:p text:style-name="P7"><text:span text:style-name="T8"/></text:p>
      <text:p text:style-name="P5"><text:span text:style-name="T12">return</text:span> <text:span text:style-name="T9">view</text:span>(<text:span text:style-name="T15">'blog.index'</text:span>)-&gt;<text:span text:style-name="T9">with</text:span>(<text:span text:style-name="T15">'posts'</text:span>, <text:span text:style-name="T5">Post</text:span>::<text:span text:style-name="T9">orderBy</text:span>(<text:span text:style-name="T15">'updated_at'</text:span>, <text:span text:style-name="T15">'DESC'</text:span>)-&gt;<text:span text:style-name="T9">get</text:span>());</text:p>
      <text:p text:style-name="P7"><text:span text:style-name="T8"/></text:p>
      <text:p text:style-name="P23"><text:span text:style-name="T8">posts sara il nome della variabile da chiamare nella blade per chiamare dati</text:span></text:p>
      <text:p text:style-name="P37">i dati posso anche passargli cosi e gli ordino in ordine discedente secondo colonna updated</text:p>
      <text:p text:style-name="P37"/>
      <text:p text:style-name="P38">dentro i 2 model user e post definisco che un utente puó avere molti post e un post puó avere un solo user</text:p>
      <text:p text:style-name="P38"/>
      <text:p text:style-name="P39">dentro post</text:p>
      <text:p text:style-name="P24">    <text:span text:style-name="T3">public</text:span><text:span text:style-name="T8"> </text:span><text:span text:style-name="T3">function</text:span><text:span text:style-name="T8"> </text:span><text:span text:style-name="T10">user</text:span><text:span text:style-name="T8">()</text:span></text:p>
      <text:p text:style-name="P7">    <text:span text:style-name="T8">{</text:span></text:p>
      <text:p text:style-name="P7">        <text:span text:style-name="T13">return</text:span><text:span text:style-name="T8"> </text:span><text:span text:style-name="T3">$this</text:span><text:span text:style-name="T8">-&gt;</text:span><text:span text:style-name="T10">belongsTo</text:span><text:span text:style-name="T8">(</text:span><text:span text:style-name="T6">User</text:span><text:span text:style-name="T8">::</text:span><text:span text:style-name="T3">class</text:span><text:span text:style-name="T8">);</text:span></text:p>
      <text:p text:style-name="P7">    <text:span text:style-name="T8">}</text:span></text:p>
      <text:p text:style-name="P39"/>
      <text:p text:style-name="P39"><text:span text:style-name="T28">dentro user</text:span></text:p>
      <text:p text:style-name="P24">    <text:span text:style-name="T3">public</text:span><text:span text:style-name="T8"> </text:span><text:span text:style-name="T3">function</text:span><text:span text:style-name="T8"> </text:span><text:span text:style-name="T10">post</text:span><text:span text:style-name="T8">()</text:span></text:p>
      <text:p text:style-name="P7">    <text:span text:style-name="T8">{</text:span></text:p>
      <text:p text:style-name="P7">        <text:span text:style-name="T13">return</text:span><text:span text:style-name="T8"> </text:span><text:span text:style-name="T3">$this</text:span><text:span text:style-name="T8">-&gt;</text:span><text:span text:style-name="T10">hasMany</text:span><text:span text:style-name="T8">(</text:span><text:span text:style-name="T6">Post</text:span><text:span text:style-name="T8">::</text:span><text:span text:style-name="T3">class</text:span><text:span text:style-name="T8">);</text:span></text:p>
      <text:p text:style-name="P7">    <text:span text:style-name="T8">}</text:span></text:p>
      <text:p text:style-name="P39"/>
      <text:p text:style-name="P40"><text:span text:style-name="T29">dentro blog.index.blade </text:span></text:p>
      <text:p text:style-name="P27">Creo ciclo che cicla variabile posts definita dentro postcontroller index e printa title <text:span text:style-name="T9">{{</text:span> <text:span text:style-name="T20">$post</text:span>-&gt;<text:span text:style-name="T20">title</text:span> <text:span text:style-name="T9">}}</text:span>, userbane prendendolo dalla table user <text:span text:style-name="T9">{{</text:span> <text:span text:style-name="T20">$post</text:span>-&gt;<text:span text:style-name="T20">user</text:span>-&gt;<text:span text:style-name="T20">name</text:span> <text:span text:style-name="T9">}}</text:span></text:p>
      <text:p text:style-name="P5">data di creazione definisco formato data e converto stringa in tempo <text:span text:style-name="T9">{{</text:span> <text:span text:style-name="T9">date</text:span>(<text:span text:style-name="T15">'jS M Y'</text:span>, <text:span text:style-name="T9">strtotime</text:span>(<text:span text:style-name="T20">$post</text:span>-&gt;<text:span text:style-name="T20">updated_at</text:span>)) <text:span text:style-name="T9">}}</text:span> e link lo rendo reattivo dandogli href con slug</text:p>
      <text:p text:style-name="P5">href="/blog/<text:span text:style-name="T9">{{</text:span> <text:span text:style-name="T20">$post</text:span>-&gt;<text:span text:style-name="T20">slug</text:span> <text:span text:style-name="T9">}}</text:span></text:p>
      <text:p text:style-name="P5"><text:span text:style-name="T2">@foreach </text:span>(<text:span text:style-name="T20">$posts</text:span> as <text:span text:style-name="T20">$post</text:span> )</text:p>
      <text:p text:style-name="P7">    </text:p>
      <text:p text:style-name="P7">    <text:span text:style-name="T19">&lt;</text:span><text:span text:style-name="T3">div</text:span><text:span text:style-name="T8"> </text:span><text:span text:style-name="T21">class</text:span><text:span text:style-name="T8">=</text:span><text:span text:style-name="T16">"sm:grid grid-cols-2 gap-20 w-4/5 mx-auto py-15 border-b border-gray-200"</text:span><text:span text:style-name="T19">&gt;</text:span></text:p>
      <text:p text:style-name="P7">        <text:span text:style-name="T19">&lt;</text:span><text:span text:style-name="T3">div</text:span><text:span text:style-name="T19">&gt;</text:span></text:p>
      <text:p text:style-name="P7">            <text:span text:style-name="T19">&lt;</text:span><text:span text:style-name="T3">img</text:span><text:span text:style-name="T8"> </text:span><text:span text:style-name="T21">width</text:span><text:span text:style-name="T8">=</text:span><text:span text:style-name="T16">"700px"</text:span><text:span text:style-name="T8"> </text:span><text:span text:style-name="T21">src</text:span><text:span text:style-name="T8">=</text:span><text:span text:style-name="T16">"https://cdn.pixabay.com/photo/2014/05/03/01/03/laptop-336704_960_720.jpg"</text:span><text:span text:style-name="T8"> </text:span><text:span text:style-name="T21">alt</text:span><text:span text:style-name="T8">=</text:span><text:span text:style-name="T16">""</text:span><text:span text:style-name="T19">&gt;</text:span></text:p>
      <text:p text:style-name="P7">        <text:span text:style-name="T19">&lt;/</text:span><text:span text:style-name="T3">div</text:span><text:span text:style-name="T19">&gt;</text:span></text:p>
      <text:p text:style-name="P12"/>
      <text:p text:style-name="P7">        <text:span text:style-name="T19">&lt;</text:span><text:span text:style-name="T3">div</text:span><text:span text:style-name="T19">&gt;</text:span></text:p>
      <text:p text:style-name="P7">            <text:span text:style-name="T19">&lt;</text:span><text:span text:style-name="T3">h2</text:span><text:span text:style-name="T8"> </text:span><text:span text:style-name="T21">class</text:span><text:span text:style-name="T8">=</text:span><text:span text:style-name="T16">"text-gray-700 font-bols text-5xl pb-4"</text:span><text:span text:style-name="T19">&gt;</text:span></text:p>
      <text:p text:style-name="P7">                <text:span text:style-name="T10">{{</text:span><text:span text:style-name="T8"> </text:span><text:span text:style-name="T21">$post</text:span><text:span text:style-name="T8">-&gt;</text:span><text:span text:style-name="T21">title</text:span><text:span text:style-name="T8"> </text:span><text:span text:style-name="T10">}}</text:span></text:p>
      <text:p text:style-name="P7"><text:soft-page-break/>            <text:span text:style-name="T19">&lt;/</text:span><text:span text:style-name="T3">h2</text:span><text:span text:style-name="T19">&gt;</text:span></text:p>
      <text:p text:style-name="P7">            <text:span text:style-name="T19">&lt;</text:span><text:span text:style-name="T3">span</text:span><text:span text:style-name="T8"> </text:span><text:span text:style-name="T21">class</text:span><text:span text:style-name="T8">=</text:span><text:span text:style-name="T16">"text-gray-500"</text:span><text:span text:style-name="T19">&gt;</text:span></text:p>
      <text:p text:style-name="P7">                <text:span text:style-name="T8">By </text:span><text:span text:style-name="T19">&lt;</text:span><text:span text:style-name="T3">span</text:span><text:span text:style-name="T8"> </text:span><text:span text:style-name="T21">class</text:span><text:span text:style-name="T8">=</text:span><text:span text:style-name="T16">"font-bold italic text-gray-800"</text:span><text:span text:style-name="T19">&gt;</text:span></text:p>
      <text:p text:style-name="P7">                    <text:span text:style-name="T10">{{</text:span><text:span text:style-name="T8"> </text:span><text:span text:style-name="T21">$post</text:span><text:span text:style-name="T8">-&gt;</text:span><text:span text:style-name="T21">user</text:span><text:span text:style-name="T8">-&gt;</text:span><text:span text:style-name="T21">name</text:span><text:span text:style-name="T8"> </text:span><text:span text:style-name="T10">}}</text:span></text:p>
      <text:p text:style-name="P7">                <text:span text:style-name="T19">&lt;/</text:span><text:span text:style-name="T3">span</text:span><text:span text:style-name="T19">&gt;</text:span><text:span text:style-name="T8"> Created pn </text:span><text:span text:style-name="T10">{{</text:span><text:span text:style-name="T8"> </text:span><text:span text:style-name="T10">date</text:span><text:span text:style-name="T8">(</text:span><text:span text:style-name="T16">'jS M Y'</text:span><text:span text:style-name="T8">, </text:span><text:span text:style-name="T10">strtotime</text:span><text:span text:style-name="T8">(</text:span><text:span text:style-name="T21">$post</text:span><text:span text:style-name="T8">-&gt;</text:span><text:span text:style-name="T21">updated_at</text:span><text:span text:style-name="T8">)) </text:span><text:span text:style-name="T10">}}</text:span></text:p>
      <text:p text:style-name="P7">            <text:span text:style-name="T19">&lt;/</text:span><text:span text:style-name="T3">span</text:span><text:span text:style-name="T19">&gt;</text:span></text:p>
      <text:p text:style-name="P7">            <text:span text:style-name="T19">&lt;</text:span><text:span text:style-name="T3">p</text:span><text:span text:style-name="T8"> </text:span><text:span text:style-name="T21">class</text:span><text:span text:style-name="T8">=</text:span><text:span text:style-name="T16">"text-xl text-gray-700 pt-8 pb-10 leading-8 font-light"</text:span><text:span text:style-name="T19">&gt;</text:span></text:p>
      <text:p text:style-name="P7">                <text:span text:style-name="T10">{{</text:span><text:span text:style-name="T8"> </text:span><text:span text:style-name="T21">$post</text:span><text:span text:style-name="T8">-&gt;</text:span><text:span text:style-name="T21">description</text:span><text:span text:style-name="T8"> </text:span><text:span text:style-name="T10">}}</text:span></text:p>
      <text:p text:style-name="P7">            <text:span text:style-name="T19">&lt;/</text:span><text:span text:style-name="T3">p</text:span><text:span text:style-name="T19">&gt;</text:span></text:p>
      <text:p text:style-name="P7">            <text:span text:style-name="T19">&lt;</text:span><text:span text:style-name="T3">a</text:span><text:span text:style-name="T8"> </text:span><text:span text:style-name="T21">class</text:span><text:span text:style-name="T8">=</text:span><text:span text:style-name="T16">"uppercase bg-blue-500 text-gray-100 text-lg font-extrabold py-4 px-8 rounded-3xl"</text:span><text:span text:style-name="T8"> </text:span><text:span text:style-name="T21">href</text:span><text:span text:style-name="T8">=</text:span><text:span text:style-name="T16">"/blog/</text:span><text:span text:style-name="T10">{{</text:span><text:span text:style-name="T16"> </text:span><text:span text:style-name="T21">$post</text:span><text:span text:style-name="T8">-&gt;</text:span><text:span text:style-name="T21">slug</text:span><text:span text:style-name="T16"> </text:span><text:span text:style-name="T10">}}</text:span><text:span text:style-name="T16">"</text:span><text:span text:style-name="T19">&gt;</text:span></text:p>
      <text:p text:style-name="P7">                <text:span text:style-name="T8">Keep reading</text:span></text:p>
      <text:p text:style-name="P7">            <text:span text:style-name="T19">&lt;/</text:span><text:span text:style-name="T3">a</text:span><text:span text:style-name="T19">&gt;</text:span></text:p>
      <text:p text:style-name="P7">        <text:span text:style-name="T19">&lt;/</text:span><text:span text:style-name="T3">div</text:span><text:span text:style-name="T19">&gt;</text:span></text:p>
      <text:p text:style-name="P7">    <text:span text:style-name="T19">&lt;/</text:span><text:span text:style-name="T3">div</text:span><text:span text:style-name="T19">&gt;</text:span></text:p>
      <text:p text:style-name="P31">@endforeach</text:p>
      <text:p text:style-name="P40"/>
      <text:p text:style-name="P41"><text:span text:style-name="T30">dentro index aggiungo bottone per aggiungere post che compare solo se si é loggati e registrati</text:span></text:p>
      <text:p text:style-name="P41"/>
      <text:p text:style-name="P35">{{-- Aggiungo if per controllare se utente é loggato e registrato altrimenti non puó aggiungere post --}}</text:p>
      <text:p text:style-name="P5"><text:span text:style-name="T2">@if</text:span>(<text:span text:style-name="T5">Auth</text:span>::<text:span text:style-name="T9">check</text:span>())</text:p>
      <text:p text:style-name="P5"><text:span text:style-name="T18">&lt;</text:span><text:span text:style-name="T2">div</text:span> <text:span text:style-name="T20">class</text:span>=<text:span text:style-name="T15">"pt-15 w-4/5 m-auto"</text:span><text:span text:style-name="T18">&gt;</text:span></text:p>
      <text:p text:style-name="P7">    <text:span text:style-name="T19">&lt;</text:span><text:span text:style-name="T3">a</text:span><text:span text:style-name="T8"> </text:span><text:span text:style-name="T21">href</text:span><text:span text:style-name="T8">=</text:span><text:span text:style-name="T16">"/blog/create"</text:span><text:span text:style-name="T8"> </text:span><text:span text:style-name="T21">class</text:span><text:span text:style-name="T8">=</text:span><text:span text:style-name="T16">"bg-blue-500 uppercase bg-transparent text-gray-100 text-xs font-extrabold py-3 px-5 rounded-3xl"</text:span><text:span text:style-name="T19">&gt;</text:span></text:p>
      <text:p text:style-name="P7">        <text:span text:style-name="T8">Create post</text:span></text:p>
      <text:p text:style-name="P7">    <text:span text:style-name="T19">&lt;/</text:span><text:span text:style-name="T3">a</text:span><text:span text:style-name="T19">&gt;</text:span></text:p>
      <text:p text:style-name="P5"><text:span text:style-name="T18">&lt;/</text:span><text:span text:style-name="T2">div</text:span><text:span text:style-name="T18">&gt;</text:span></text:p>
      <text:p text:style-name="P31">@endif</text:p>
      <text:p text:style-name="P41"/>
      <text:p text:style-name="P41"><text:s/><text:span text:style-name="T31">creo create.blade </text:span></text:p>
      <text:p text:style-name="P42">e dentro metodo create di postcontroller aggiungo rotta <text:span text:style-name="T32">dentro public function create</text:span></text:p>
      <text:p text:style-name="P42"/>
      <text:p text:style-name="P25">    <text:span text:style-name="T3">public</text:span><text:span text:style-name="T8"> </text:span><text:span text:style-name="T3">function</text:span><text:span text:style-name="T8"> </text:span><text:span text:style-name="T10">create</text:span><text:span text:style-name="T8">()</text:span></text:p>
      <text:p text:style-name="P7">    <text:span text:style-name="T8">{</text:span></text:p>
      <text:p text:style-name="P7">        <text:span text:style-name="T13">return</text:span><text:span text:style-name="T8"> </text:span><text:span text:style-name="T10">view</text:span><text:span text:style-name="T8">(</text:span><text:span text:style-name="T16">'blog.create'</text:span><text:span text:style-name="T8">);</text:span></text:p>
      <text:p text:style-name="P7">    <text:span text:style-name="T8">}</text:span></text:p>
      <text:p text:style-name="P42"/>
      <text:p text:style-name="P42"/>
      <text:p text:style-name="P42"/>
      <text:p text:style-name="P44">dentro create.blade aggiungo i vari form per caricare dati e immagini</text:p>
      <text:p text:style-name="P28"><text:span text:style-name="T2">@extends</text:span>(<text:span text:style-name="T15">'layouts.app'</text:span>)</text:p>
      <text:p text:style-name="P12"/>
      <text:p text:style-name="P5"><text:span text:style-name="T2">@section</text:span>(<text:span text:style-name="T15">'content'</text:span>)</text:p>
      <text:p text:style-name="P5"><text:span text:style-name="T18">&lt;</text:span><text:span text:style-name="T2">div</text:span> <text:span text:style-name="T20">class</text:span>=<text:span text:style-name="T15">"m-auto w-4/5 text-left"</text:span><text:span text:style-name="T18">&gt;</text:span></text:p>
      <text:p text:style-name="P7">    <text:span text:style-name="T19">&lt;</text:span><text:span text:style-name="T3">div</text:span><text:span text:style-name="T8"> </text:span><text:span text:style-name="T21">class</text:span><text:span text:style-name="T8">=</text:span><text:span text:style-name="T16">" py-15"</text:span><text:span text:style-name="T8"> </text:span><text:span text:style-name="T19">&gt;</text:span></text:p>
      <text:p text:style-name="P7">        <text:span text:style-name="T19">&lt;</text:span><text:span text:style-name="T3">h1</text:span><text:span text:style-name="T8"> </text:span><text:span text:style-name="T21">class</text:span><text:span text:style-name="T8">=</text:span><text:span text:style-name="T16">"text-6xl"</text:span><text:span text:style-name="T19">&gt;</text:span></text:p>
      <text:p text:style-name="P7">            <text:span text:style-name="T8">Create Posts</text:span></text:p>
      <text:p text:style-name="P7">        <text:span text:style-name="T19">&lt;/</text:span><text:span text:style-name="T3">h1</text:span><text:span text:style-name="T19">&gt;</text:span></text:p>
      <text:p text:style-name="P7">    <text:span text:style-name="T19">&lt;/</text:span><text:span text:style-name="T3">div</text:span><text:span text:style-name="T19">&gt;</text:span></text:p>
      <text:p text:style-name="P5"><text:span text:style-name="T18">&lt;/</text:span><text:span text:style-name="T2">div</text:span><text:span text:style-name="T18">&gt;</text:span></text:p>
      <text:p text:style-name="P14"><text:soft-page-break/>{{-- form performa azione di tipo post in direzione blog con enctype="multipart/form-data" dico ad app che aggiungo dati etoken csrf importante per sicurezza --}}</text:p>
      <text:p text:style-name="P5"><text:span text:style-name="T18">&lt;</text:span><text:span text:style-name="T2">div</text:span> <text:span text:style-name="T20">class</text:span>=<text:span text:style-name="T15">"w-4/5 m-auto pt-20"</text:span><text:span text:style-name="T18">&gt;</text:span></text:p>
      <text:p text:style-name="P7">    <text:span text:style-name="T19">&lt;</text:span><text:span text:style-name="T3">form</text:span><text:span text:style-name="T8"> </text:span><text:span text:style-name="T21">action</text:span><text:span text:style-name="T8">=</text:span><text:span text:style-name="T16">"/blog"</text:span></text:p>
      <text:p text:style-name="P7">    <text:span text:style-name="T21">method</text:span><text:span text:style-name="T8">=</text:span><text:span text:style-name="T16">"POST"</text:span></text:p>
      <text:p text:style-name="P7">    <text:span text:style-name="T21">enctype</text:span><text:span text:style-name="T8">=</text:span><text:span text:style-name="T16">"multipart/form-data"</text:span><text:span text:style-name="T19">&gt;</text:span></text:p>
      <text:p text:style-name="P7">    <text:span text:style-name="T3">@csrf</text:span></text:p>
      <text:p text:style-name="P7">    <text:span text:style-name="T24">{{-- input type text con name title(deve corrispondere a colonna che voglio popolare) --}}</text:span></text:p>
      <text:p text:style-name="P7">    <text:span text:style-name="T19">&lt;</text:span><text:span text:style-name="T3">input</text:span><text:span text:style-name="T8"> </text:span><text:span text:style-name="T21">type</text:span><text:span text:style-name="T8">=</text:span><text:span text:style-name="T16">"text"</text:span><text:span text:style-name="T8"> </text:span></text:p>
      <text:p text:style-name="P7">    <text:span text:style-name="T21">name</text:span><text:span text:style-name="T8">=</text:span><text:span text:style-name="T16">"title"</text:span><text:span text:style-name="T8"> </text:span></text:p>
      <text:p text:style-name="P7">    <text:span text:style-name="T21">placeholder</text:span><text:span text:style-name="T8">=</text:span><text:span text:style-name="T16">"Title..."</text:span><text:span text:style-name="T8"> </text:span></text:p>
      <text:p text:style-name="P7">    <text:span text:style-name="T21">class</text:span><text:span text:style-name="T8">=</text:span><text:span text:style-name="T16">"bg-transparent block border-b-2 w-full h-20 text-6xl outline-none"</text:span><text:span text:style-name="T19">&gt;</text:span></text:p>
      <text:p text:style-name="P7">    <text:span text:style-name="T24">{{-- textarea name corrisponde con colonna che voglio popolare --}}</text:span></text:p>
      <text:p text:style-name="P7">    <text:span text:style-name="T19">&lt;</text:span><text:span text:style-name="T3">textarea</text:span><text:span text:style-name="T8"> </text:span><text:span text:style-name="T21">name</text:span><text:span text:style-name="T8">=</text:span><text:span text:style-name="T16">"description"</text:span><text:span text:style-name="T8"> </text:span></text:p>
      <text:p text:style-name="P7">    <text:span text:style-name="T21">placeholder</text:span><text:span text:style-name="T8">=</text:span><text:span text:style-name="T16">"Description..."</text:span><text:span text:style-name="T8"> </text:span></text:p>
      <text:p text:style-name="P7">    <text:span text:style-name="T21">class</text:span><text:span text:style-name="T8">=</text:span><text:span text:style-name="T16">"py-20 bg-transparent block border-b-2 w-full h-60 text-xl outline-none"</text:span><text:span text:style-name="T19">&gt;&lt;/</text:span><text:span text:style-name="T3">textarea</text:span><text:span text:style-name="T19">&gt;</text:span></text:p>
      <text:p text:style-name="P12"/>
      <text:p text:style-name="P7">    <text:span text:style-name="T19">&lt;</text:span><text:span text:style-name="T3">div</text:span><text:span text:style-name="T8"> </text:span><text:span text:style-name="T21">class</text:span><text:span text:style-name="T8">=</text:span><text:span text:style-name="T16">"bg-grey-lighter pt-15"</text:span><text:span text:style-name="T19">&gt;</text:span></text:p>
      <text:p text:style-name="P7">        <text:span text:style-name="T19">&lt;</text:span><text:span text:style-name="T3">label</text:span><text:span text:style-name="T8"> </text:span><text:span text:style-name="T21">class</text:span><text:span text:style-name="T8">=</text:span><text:span text:style-name="T16">"w-44 flex flex-col items-center </text:span></text:p>
      <text:p text:style-name="P43">                      <text:span text:style-name="T8">px-2 py-3 bg-white-rounded-lg </text:span></text:p>
      <text:p text:style-name="P43">                      <text:span text:style-name="T8">shadow-lg tracking-wide uppercase </text:span></text:p>
      <text:p text:style-name="P7"><text:span text:style-name="T15">                      </text:span><text:span text:style-name="T16">border border-blue cursor-pointer"</text:span><text:span text:style-name="T19">&gt;</text:span></text:p>
      <text:p text:style-name="P7">                <text:span text:style-name="T19">&lt;</text:span><text:span text:style-name="T3">span</text:span><text:span text:style-name="T8"> </text:span><text:span text:style-name="T21">class</text:span><text:span text:style-name="T8">=</text:span><text:span text:style-name="T16">"mt-2 text-base leading-normal"</text:span><text:span text:style-name="T19">&gt;</text:span></text:p>
      <text:p text:style-name="P7">                    <text:span text:style-name="T8">Select a file</text:span></text:p>
      <text:p text:style-name="P7">                <text:span text:style-name="T19">&lt;/</text:span><text:span text:style-name="T3">span</text:span><text:span text:style-name="T19">&gt;</text:span></text:p>
      <text:p text:style-name="P7">                <text:span text:style-name="T24">{{-- input per caricare img tipo file e name nome colonna dove lo aggiungo --}}</text:span></text:p>
      <text:p text:style-name="P7">                <text:span text:style-name="T19">&lt;</text:span><text:span text:style-name="T3">input</text:span><text:span text:style-name="T8"> </text:span><text:span text:style-name="T21">type</text:span><text:span text:style-name="T8">=</text:span><text:span text:style-name="T16">"file"</text:span></text:p>
      <text:p text:style-name="P7">                       <text:span text:style-name="T21">name</text:span><text:span text:style-name="T8">=</text:span><text:span text:style-name="T16">"image"</text:span></text:p>
      <text:p text:style-name="P7">                       <text:span text:style-name="T21">class</text:span><text:span text:style-name="T8">=</text:span><text:span text:style-name="T16">"hidden"</text:span><text:span text:style-name="T19">&gt;</text:span></text:p>
      <text:p text:style-name="P7">        <text:span text:style-name="T19">&lt;/</text:span><text:span text:style-name="T3">label</text:span><text:span text:style-name="T19">&gt;</text:span></text:p>
      <text:p text:style-name="P7">    <text:span text:style-name="T19">&lt;/</text:span><text:span text:style-name="T3">div</text:span><text:span text:style-name="T19">&gt;</text:span></text:p>
      <text:p text:style-name="P7">    <text:span text:style-name="T24">{{-- bottene per inviare deve essere type submit --}}</text:span></text:p>
      <text:p text:style-name="P7">    <text:span text:style-name="T19">&lt;</text:span><text:span text:style-name="T3">button</text:span></text:p>
      <text:p text:style-name="P7">    <text:span text:style-name="T21">type</text:span><text:span text:style-name="T8">=</text:span><text:span text:style-name="T16">"submit"</text:span></text:p>
      <text:p text:style-name="P7">    <text:span text:style-name="T21">class</text:span><text:span text:style-name="T8">=</text:span><text:span text:style-name="T16">"uppercase mt-15 bg-blue-500 text-gray-100 text-lg font-extrabold py-4 px-8 rounded-3xl"</text:span><text:span text:style-name="T19">&gt;</text:span></text:p>
      <text:p text:style-name="P7">    <text:span text:style-name="T8">Submmit Post</text:span></text:p>
      <text:p text:style-name="P7">    <text:span text:style-name="T19">&lt;/</text:span><text:span text:style-name="T3">button</text:span><text:span text:style-name="T19">&gt;</text:span></text:p>
      <text:p text:style-name="P12"/>
      <text:p text:style-name="P7">    <text:span text:style-name="T19">&lt;/</text:span><text:span text:style-name="T3">form</text:span><text:span text:style-name="T19">&gt;</text:span></text:p>
      <text:p text:style-name="P5"><text:span text:style-name="T18">&lt;/</text:span><text:span text:style-name="T2">div</text:span><text:span text:style-name="T18">&gt;</text:span></text:p>
      <text:p text:style-name="P12"/>
      <text:p text:style-name="P31">@endsection</text:p>
      <text:p text:style-name="P42"/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4T20:15:55.181000000</dc:date>
    <meta:editing-duration>PT6H51M44S</meta:editing-duration>
    <meta:editing-cycles>21</meta:editing-cycles>
    <meta:generator>LibreOffice/7.1.3.2$Windows_X86_64 LibreOffice_project/47f78053abe362b9384784d31a6e56f8511eb1c1</meta:generator>
    <meta:document-statistic meta:table-count="0" meta:image-count="0" meta:object-count="0" meta:page-count="7" meta:paragraph-count="259" meta:word-count="1038" meta:character-count="10625" meta:non-whitespace-character-count="8268"/>
  </office:meta>
</office:document-meta>
</file>